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0d6d7" officeooo:paragraph-rsid="0000d6d7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officeooo:rsid="0000d6d7" officeooo:paragraph-rsid="0000d6d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0d6d7" officeooo:paragraph-rsid="0000d6d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0d6d7" officeooo:paragraph-rsid="0000d6d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0d6d7" officeooo:paragraph-rsid="0000d6d7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officeooo:rsid="0001d5e8" officeooo:paragraph-rsid="0001d5e8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1d5e8" officeooo:paragraph-rsid="0001d5e8" style:font-size-asian="14pt" style:font-weight-asian="normal" style:font-size-complex="14pt" style:font-weight-complex="normal"/>
    </style:style>
    <style:style style:name="P8" style:family="paragraph" style:parent-style-name="List_20_Paragraph" style:list-style-name="WWNum1">
      <style:paragraph-properties fo:text-align="start" style:justify-single-word="false"/>
      <style:text-properties fo:font-size="12pt" fo:language="ru" fo:country="RU" officeooo:rsid="0000d6d7" officeooo:paragraph-rsid="0001d5e8" style:font-size-asian="12pt" style:font-size-complex="12pt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ize="12pt" fo:language="ru" fo:country="RU" style:font-size-asian="12pt" style:font-size-complex="12pt"/>
    </style:style>
    <style:style style:name="T3" style:family="text">
      <style:text-properties fo:font-size="12pt" fo:language="uk" fo:country="UA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01d5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ІНІСТЕРСТВО ОСВІТИ І НАУКИ УКРАЇНИ</text:p>
      <text:p text:style-name="P1">НАЦІОНАЛЬНИЙ ТЕХНІЧНИЙ УНІВЕРСИТЕТ УКРАЇНИ</text:p>
      <text:p text:style-name="P1">“КИЇВСЬКИЙ ПОЛІТЕХНІЧНИЙ ІНСТИТУТ”</text:p>
      <text:p text:style-name="P1">КАФЕДРА СИСТЕМНОГО ПРОГРАМУВАННЯ</text:p>
      <text:p text:style-name="P1">ТА СПЕЦІАЛІЗОВАНИХ КОМП’ЮТЕРНИХ СИСТЕ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абораторна робота №<text:span text:style-name="T5">5</text:span></text:p>
      <text:p text:style-name="P1">з дисципліни </text:p>
      <text:p text:style-name="P1">“Вступ до функціонального програмування”</text:p>
      <text:p text:style-name="P1"/>
      <text:p text:style-name="P6">Рекурсія більш високих порядків</text:p>
      <text:p text:style-name="P1">Варіант 22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Виконала</text:p>
      <text:p text:style-name="P2">студентка ІІІ курсу</text:p>
      <text:p text:style-name="P2">групи КВ-33</text:p>
      <text:p text:style-name="P2">Фелещук Іванна</text:p>
      <text:p text:style-name="P2"/>
      <text:p text:style-name="P2">Перевірив(-ла)</text:p>
      <text:p text:style-name="P2"/>
      <text:p text:style-name="P2">_______________</text:p>
      <text:p text:style-name="P2"/>
      <text:p text:style-name="P2"/>
      <text:p text:style-name="P2"/>
      <text:p text:style-name="P2"/>
      <text:p text:style-name="P2"/>
      <text:p text:style-name="P2"/>
      <text:p text:style-name="P1">Київ 2016</text:p>
      <text:p text:style-name="P4"><text:soft-page-break/>Завдання</text:p>
      <text:p text:style-name="P4"/>
      <text:list xml:id="list6952936977643717378" text:style-name="WWNum1">
        <text:list-header>
          <text:p text:style-name="P8"><text:span text:style-name="T2">Написати функцію, яка визначає кількість підсписків у списку та довжину кожного з них.</text:span></text:p>
        </text:list-header>
      </text:list>
      <text:p text:style-name="P3"/>
      <text:p text:style-name="P1"><text:tab/><text:span text:style-name="T1">Програма</text:span></text:p>
      <text:p text:style-name="P7">(defun count_sublists (lst counter)</text:p>
      <text:p text:style-name="P7"><text:tab/>(cond ((not (eq lst nil))</text:p>
      <text:p text:style-name="P7"><text:tab/><text:tab/>(cond ((typep (car lst) 'list)</text:p>
      <text:p text:style-name="P7"><text:tab/><text:tab/><text:tab/>(print (format nil "~A length = ~D." (car lst) (list-length (car lst))))</text:p>
      <text:p text:style-name="P7"><text:tab/><text:tab/><text:tab/>(setq counter (+ counter 1))</text:p>
      <text:p text:style-name="P7"><text:tab/><text:tab/><text:tab/>(count_sublists (cdr lst) counter))</text:p>
      <text:p text:style-name="P7"><text:tab/><text:tab/></text:p>
      <text:p text:style-name="P7"><text:tab/><text:tab/><text:tab/>(t (count_sublists (cdr lst) counter))))</text:p>
      <text:p text:style-name="P7"></text:p>
      <text:p text:style-name="P7"><text:tab/><text:tab/>(t (print counter))))</text:p>
      <text:p text:style-name="P7"></text:p>
      <text:p text:style-name="P7"></text:p>
      <text:p text:style-name="P7">(setq l '((a v) b () c (d fed g)) counter 0)</text:p>
      <text:p text:style-name="P7">(count_sublists l counte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" style:display-name="ListLabel 3" style:family="text">
      <style:text-properties fo:font-size="12pt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01:06:02.384414745</meta:creation-date>
    <dc:date>2016-03-18T00:18:32.458890705</dc:date>
    <meta:editing-duration>P0D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2" meta:paragraph-count="34" meta:word-count="119" meta:character-count="877" meta:non-whitespace-character-count="754"/>
  </office:meta>
</office:document-meta>
</file>